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da82" officeooo:paragraph-rsid="0006da82"/>
    </style:style>
    <style:style style:name="P2" style:family="paragraph" style:parent-style-name="Standard">
      <style:text-properties officeooo:rsid="0006da82" officeooo:paragraph-rsid="0006d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ICIANTE ( TAMAGOSH SIMPLES) </text:p>
      <text:p text:style-name="P2"/>
      <text:p text:style-name="P2"/>
      <text:p text:style-name="P2"/>
      <text:p text:style-name="P2">Pra fazer meu Tamagosh vou utilizar apenas 3 condiçoes ( fome, sono e diversão ).</text:p>
      <text:p text:style-name="P2"/>
      <text:p text:style-name="P2">Essas condiçoes vão ser utilizado para interagir com o PET, e assim, mudará a interface e as barras de necessidades.</text:p>
      <text:p text:style-name="P2"/>
      <text:p text:style-name="P2"/>
      <text:p text:style-name="P2"/>
      <text:p text:style-name="P2">Esse projeto ira me ajudar para trabalhar tanto front quanto o backend.</text:p>
      <text:p text:style-name="P2"><text:s/>As tecnologias utilizadas são Html, css, javascript e nodeJ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0T15:18:14.249562000</meta:creation-date>
    <dc:date>2025-07-10T16:19:18.353237700</dc:date>
    <meta:editing-duration>PT50M49S</meta:editing-duration>
    <meta:editing-cycles>1</meta:editing-cycles>
    <meta:document-statistic meta:table-count="0" meta:image-count="0" meta:object-count="0" meta:page-count="1" meta:paragraph-count="5" meta:word-count="61" meta:character-count="368" meta:non-whitespace-character-count="310"/>
    <meta:generator>LibreOffice/25.2.4.3$Windows_X86_64 LibreOffice_project/33e196637044ead23f5c3226cde09b47731f7e27</meta:generator>
  </office:meta>
</office:document-meta>
</file>